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
      <style:paragraph-properties fo:text-align="start" style:justify-single-word="false"/>
      <style:text-properties fo:font-style="italic" fo:font-weight="bold" style:font-style-asian="italic" style:font-weight-asian="bold" style:font-style-complex="italic" style:font-weight-complex="bold"/>
    </style:style>
    <style:style style:name="P2" style:family="paragraph" style:parent-style-name="Standard">
      <style:paragraph-properties fo:text-align="center" style:justify-single-word="false"/>
      <style:text-properties fo:font-size="12pt" fo:font-style="normal" fo:font-weight="bold" officeooo:rsid="0013267d" officeooo:paragraph-rsid="0013267d" style:font-size-asian="10.5pt" style:font-style-asian="normal" style:font-weight-asian="bold" style:font-size-complex="12pt" style:font-style-complex="normal" style:font-weight-complex="bold"/>
    </style:style>
    <style:style style:name="P3" style:family="paragraph" style:parent-style-name="Standard">
      <style:paragraph-properties fo:text-align="center" style:justify-single-word="false"/>
      <style:text-properties fo:font-size="22pt" fo:font-style="italic" fo:font-weight="bold" officeooo:rsid="0013267d" officeooo:paragraph-rsid="0013267d" style:font-size-asian="22pt" style:font-style-asian="italic" style:font-weight-asian="bold" style:font-size-complex="22pt" style:font-style-complex="italic" style:font-weight-complex="bold"/>
    </style:style>
    <style:style style:name="P4" style:family="paragraph" style:parent-style-name="Text_20_body">
      <style:text-properties officeooo:paragraph-rsid="0013d079"/>
    </style:style>
    <style:style style:name="P5" style:family="paragraph" style:parent-style-name="Text_20_body">
      <style:text-properties style:font-name="Arial" fo:font-size="14pt" fo:font-style="italic" fo:font-weight="bold" officeooo:paragraph-rsid="0013d079" style:font-name-asian="Microsoft YaHei" style:font-size-asian="14pt" style:font-style-asian="italic" style:font-weight-asian="bold" style:font-name-complex="FreeSans" style:font-size-complex="14pt" style:font-style-complex="italic" style:font-weight-complex="bold"/>
    </style:style>
    <style:style style:name="P6" style:family="paragraph" style:parent-style-name="Standard" style:list-style-name="L1">
      <style:paragraph-properties fo:text-align="start" style:justify-single-word="false"/>
      <style:text-properties fo:font-size="12pt" fo:font-style="normal" fo:font-weight="bold" officeooo:rsid="0013267d" officeooo:paragraph-rsid="0013267d" style:font-size-asian="10.5pt" style:font-style-asian="normal" style:font-weight-asian="bold" style:font-size-complex="12pt" style:font-style-complex="normal" style:font-weight-complex="bold"/>
    </style:style>
    <style:style style:name="P7" style:family="paragraph" style:parent-style-name="Text_20_body">
      <style:text-properties style:font-name="Times New Roman" fo:font-size="12pt" fo:font-style="normal" fo:font-weight="normal" officeooo:paragraph-rsid="0013d079" style:font-name-asian="Microsoft YaHei" style:font-size-asian="12pt" style:font-style-asian="normal" style:font-weight-asian="normal" style:font-name-complex="FreeSans" style:font-size-complex="12pt" style:font-style-complex="normal" style:font-weight-complex="normal"/>
    </style:style>
    <style:style style:name="P8" style:family="paragraph" style:parent-style-name="Text_20_body">
      <style:text-properties style:font-name="Times New Roman" fo:font-size="12pt" fo:font-style="italic" fo:font-weight="bold" officeooo:paragraph-rsid="0013d079" style:font-name-asian="Microsoft YaHei" style:font-size-asian="12pt" style:font-style-asian="italic" style:font-weight-asian="bold" style:font-name-complex="FreeSans" style:font-size-complex="12pt" style:font-style-complex="italic"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rchitektur Dokument</text:p>
      <text:p text:style-name="P2"/>
      <text:h text:style-name="Heading_20_1" text:outline-level="1">Einführung</text:h>
      <text:p text:style-name="P1">Zweck</text:p>
      <text:p text:style-name="P4">Dieses Dokument bietet einen umfassenden architektonischen Überblick über das System, wobei verschiedene Architekturansichten verwendet werden, um unterschiedliche Aspekte des Systems darzustellen. Es soll die wesentlichen Architekturentscheidungen, die für das System getroffen wurden, erfassen und vermitteln.</text:p>
      <text:p text:style-name="P5">Anwendungsbereich</text:p>
      <text:p text:style-name="P7">Dieses Softwarearchitektur-Dokument bietet einen architektonischen Überblick über das C-Registrierungssystem. Das C-Registrierungssystem wird vom Wylie College entwickelt, um die Online-Kursregistrierung zu unterstützen.</text:p>
      <text:p text:style-name="P7">Dieses Dokument wurde direkt aus dem in Rose implementierten Analyse- und Designmodell für die C-Registrierung erstellt. Die meisten Abschnitte wurden mithilfe von SoDA und der Softwarearchitektur-Dokumentvorlage aus dem Rose-Modell extrahiert.</text:p>
      <text:p text:style-name="P7"/>
      <text:p text:style-name="P8"><text:a xlink:type="simple" xlink:href="https://www.ecs.csun.edu/~rlingard/COMP684/Example2SoftArch.htm" text:style-name="Internet_20_link" text:visited-style-name="Visited_20_Internet_20_Link">https://www.ecs.csun.edu/~rlingard/COMP684/Example2SoftArch.htm</text:a></text:p>
      <text:p text:style-name="P8"><text:a xlink:type="simple" xlink:href="https://towardsdatascience.com/10-common-software-architectural-patterns-in-a-nutshell-a0b47a1e9013" text:style-name="Internet_20_link" text:visited-style-name="Visited_20_Internet_20_Link">https://towardsdatascience.com/10-common-software-architectural-patterns-in-a-nutshell-a0b47a1e9013</text:a></text:p>
      <text:p text:style-name="P8"/>
      <text:list xml:id="list3461033018" text:style-name="L1">
        <text:list-item>
          <text:list>
            <text:list-item>
              <text:p text:style-name="P6">Definitions, Acronyms and Abbreviations</text:p>
            </text:list-item>
            <text:list-item>
              <text:p text:style-name="P6">References</text:p>
            </text:list-item>
          </text:list>
        </text:list-item>
        <text:list-item>
          <text:p text:style-name="P6">Architectural Representation</text:p>
        </text:list-item>
        <text:list-item>
          <text:p text:style-name="P6">Architectural Goals and Constraints</text:p>
        </text:list-item>
        <text:list-item>
          <text:p text:style-name="P6">Use-Case View</text:p>
          <text:list>
            <text:list-item>
              <text:p text:style-name="P6">Architecturally-Significant Use Cases</text:p>
            </text:list-item>
          </text:list>
        </text:list-item>
        <text:list-item>
          <text:p text:style-name="P6">Logical View</text:p>
          <text:list>
            <text:list-item>
              <text:p text:style-name="P6">Architecture Overview – Package and Subsystem Layering</text:p>
            </text:list-item>
          </text:list>
        </text:list-item>
        <text:list-item>
          <text:p text:style-name="P6">Process View</text:p>
          <text:list>
            <text:list-item>
              <text:p text:style-name="P6">Processes</text:p>
            </text:list-item>
            <text:list-item>
              <text:p text:style-name="P6">Process to Design Elements</text:p>
            </text:list-item>
            <text:list-item>
              <text:p text:style-name="P6">Process Model to Design Elements</text:p>
            </text:list-item>
            <text:list-item>
              <text:p text:style-name="P6">Processes to the Implementation</text:p>
            </text:list-item>
          </text:list>
        </text:list-item>
        <text:list-item>
          <text:p text:style-name="P6">Deployment View</text:p>
          <text:list>
            <text:list-item>
              <text:p text:style-name="P6">External Desktop PC</text:p>
            </text:list-item>
            <text:list-item>
              <text:p text:style-name="P6">Desktop PC</text:p>
            </text:list-item>
            <text:list-item>
              <text:p text:style-name="P6">Registration Server</text:p>
            </text:list-item>
            <text:list-item>
              <text:p text:style-name="P6">Course Catalog</text:p>
            </text:list-item>
            <text:list-item>
              <text:p text:style-name="P6"><text:soft-page-break/>Billing System</text:p>
            </text:list-item>
          </text:list>
        </text:list-item>
        <text:list-item>
          <text:p text:style-name="P6">Size and Performance</text:p>
        </text:list-item>
        <text:list-item>
          <text:p text:style-name="P6">Quality</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NSimSu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3T23:20:56.146416078</meta:creation-date>
    <dc:date>2021-05-13T23:55:58.458002752</dc:date>
    <meta:editing-duration>PT11M53S</meta:editing-duration>
    <meta:editing-cycles>2</meta:editing-cycles>
    <meta:generator>LibreOffice/7.1.3.2$Linux_X86_64 LibreOffice_project/10$Build-2</meta:generator>
    <meta:document-statistic meta:table-count="0" meta:image-count="0" meta:object-count="0" meta:page-count="2" meta:paragraph-count="30" meta:word-count="171" meta:character-count="1487" meta:non-whitespace-character-count="1366"/>
  </office:meta>
</office:document-meta>
</file>